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10.1cm"/>
    </style:style>
    <style:style style:name="co8" style:family="table-column">
      <style:table-column-properties fo:break-before="auto" style:column-width="4.40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1.787cm"/>
    </style:style>
    <style:style style:name="ro13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554cm" fo:break-before="auto" style:use-optimal-row-height="false"/>
    </style:style>
    <style:style style:name="ro12" style:family="table-row">
      <style:table-row-properties style:row-height="0.367cm" fo:break-before="auto" style:use-optimal-row-height="false"/>
    </style:style>
    <style:style style:name="ro14" style:family="table-row">
      <style:table-row-properties style:row-height="0.342cm" fo:break-before="auto" style:use-optimal-row-height="false"/>
    </style:style>
    <style:style style:name="ro15" style:family="table-row">
      <style:table-row-properties style:row-height="0.6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fo:background-color="#ffff00" fo:wrap-option="wrap"/>
      <style:text-properties style:font-name="Arial" fo:font-size="8pt" style:font-size-asian="8pt" style:font-size-complex="8pt"/>
    </style:style>
    <style:style style:name="ce10" style:family="table-cell" style:parent-style-name="Default">
      <style:text-properties style:font-name="Arial" fo:font-size="8pt" fo:font-weight="bold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ext-properties fo:font-size="10pt" fo:font-weight="normal" style:font-weight-asian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ext-properties fo:font-size="8pt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7" office:value-type="string">
            <text:p>comments</text:p>
          </table:table-cell>
          <table:table-cell table:style-name="ce7" office:value-type="string">
            <office:annotation office:display="true" draw:style-name="gr1" draw:text-style-name="P2" svg:width="2.895cm" svg:height="1.781cm" svg:x="30.996cm" svg:y="1.694cm" draw:caption-point-x="-1.35cm" draw:caption-point-y="-1.684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11" office:value-type="string">
            <text:p>16x16</text:p>
          </table:table-cell>
          <table:table-cell table:style-name="ce11" office:value-type="string">
            <text:p>22x22</text:p>
          </table:table-cell>
          <table:table-cell table:style-name="ce11" office:value-type="string">
            <text:p>32x32</text:p>
          </table:table-cell>
          <table:table-cell table:style-name="ce11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7" table:number-columns-repeated="1007"/>
          <table:table-cell table:style-name="ce20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7" office:value-type="string">
            <text:p>An Icon to represent the KDE Financial applications (kmymoney, kraft, skrooge,...).</text:p>
          </table:table-cell>
          <table:table-cell table:style-name="ce7"/>
          <table:table-cell table:style-name="ce10"/>
          <table:table-cell table:style-name="ce12" table:number-columns-repeated="4"/>
          <table:table-cell table:style-name="ce10"/>
          <table:table-cell table:style-name="ce10" table:formula="of:=[.O2]+[.P2]" office:value-type="float" office:value="180">
            <text:p>180</text:p>
          </table:table-cell>
          <table:table-cell table:style-name="ce10" table:formula="of:=COUNTBLANK([.I2:.L46])" office:value-type="float" office:value="132">
            <text:p>132</text:p>
          </table:table-cell>
          <table:table-cell table:style-name="ce10" table:formula="of:=COUNTA([.I2:.L46])" office:value-type="float" office:value="48">
            <text:p>48</text:p>
          </table:table-cell>
          <table:table-cell table:style-name="ce18" table:formula="of:=[.P2]/[.N2]" office:value-type="percentage" office:value="0.266666666666667">
            <text:p>26,67%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7" office:value-type="string">
            <text:p>The Financial stack : http://techbase.kde.org/Projects/KdeFinance/Alkimia</text:p>
          </table:table-cell>
          <table:table-cell table:style-name="ce7"/>
          <table:table-cell table:style-name="ce2"/>
          <table:table-cell table:style-name="ce13" table:number-columns-repeated="4"/>
          <table:table-cell table:style-name="ce2" table:number-columns-repeated="4"/>
          <table:table-cell table:style-name="ce18"/>
          <table:table-cell table:number-columns-repeated="1007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8" office:value-type="string">
            <text:p>We are quite happy with Skrooge's current icon, but feel free to propose something better.</text:p>
          </table:table-cell>
          <table:table-cell table:style-name="ce8" office:value-type="string">
            <text:p>skrooge</text:p>
          </table:table-cell>
          <table:table-cell table:style-name="ce2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8" office:value-type="string">
            <text:p>We are quite happy with KMyMoney's current icon, but feel free to propose something better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8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8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3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8" office:value-type="string">
            <text:p>A bank or any other financial institution</text:p>
          </table:table-cell>
          <table:table-cell table:style-name="ce8" office:value-type="string">
            <text:p>Institution (kmymoney's)</text:p>
          </table:table-cell>
          <table:table-cell table:style-name="ce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8" office:value-type="string">
            <text:p>Icon to represent bank account</text:p>
          </table:table-cell>
          <table:table-cell table:style-name="ce8"/>
          <table:table-cell table:style-name="ce2"/>
          <table:table-cell table:style-name="ce15"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9" table:number-columns-repeated="1007"/>
          <table:table-cell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8" office:value-type="string">
            <text:p>Display a list of financial transactions (expenditures, incomes)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 office:value-type="string">
            <text:p>View-finacial-categories</text:p>
          </table:table-cell>
          <table:table-cell table:style-name="ce8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8" office:value-type="string">
            <text:p>Categories (KmyMoney's)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8" office:value-type="string">
            <text:p>Display a list of currencies, with a graph showing the evolution of their value over time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 office:value-type="string">
            <text:p>view-finacial-payment-mode</text:p>
          </table:table-cell>
          <table:table-cell table:style-name="ce8" office:value-type="string">
            <text:p>The payment mode used for this operation. Classical examples are credit card, cheque, transfers...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 office:value-type="string">
            <text:p>split</text:p>
          </table:table-cell>
          <table:table-cell table:style-name="ce8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8" office:value-type="string">
            <text:p>Split Icon (Skrooge's)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 office:value-type="string">
            <text:p>view-financial-transfer</text:p>
          </table:table-cell>
          <table:table-cell table:style-name="ce8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 office:value-type="string">
            <text:p>merge</text:p>
          </table:table-cell>
          <table:table-cell table:style-name="ce8" office:value-type="string">
            <text:p>Merge two operations : one imported, and one manually entered, so that only one remains.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9" office:value-type="string">
            <text:p>Used to track specific operations, such as those for which you expect a refund. <text:span text:style-name="T2">Add link to Skrooge Doc. Similar to tagging, but not quite.</text:span></text:p>
          </table:table-cell>
          <table:table-cell table:style-name="ce8" office:value-type="string">
            <text:p>tracker (skrooge's)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9" office:value-type="string">
            <text:p>This is an investment that has been split into two or more pieces. eg. You own the same amount of money, but a larger quantity of shares.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9" office:value-type="string">
            <text:p>Assets are monetary stuff you have, either on the bank or physical stuff like a house or a car.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8" office:value-type="string">
            <text:p>Represents a checking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 office:value-type="string">
            <text:p>view-bank-account-savings</text:p>
          </table:table-cell>
          <table:table-cell table:style-name="ce8" office:value-type="string">
            <text:p>Represents a savings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8" office:value-type="string">
            <text:p>Represents e.g. opening and closing balance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 office:value-type="string">
            <text:p>view-investment-account</text:p>
          </table:table-cell>
          <table:table-cell table:style-name="ce8" office:value-type="string">
            <text:p>Represents a portfolio of stock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8" office:value-type="string">
            <text:p>Represents a single investment for a specific stock/fund/etc.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 office:value-type="string">
            <text:p>view-loan-asset</text:p>
          </table:table-cell>
          <table:table-cell table:style-name="ce8" office:value-type="string">
            <text:p>A loan where you lend the money to someone else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9" office:value-type="string">
            <text:p>Represents any account of the liability group (see below) eg. It is money you owe to someone else.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 office:value-type="string">
            <text:p>view-credit-card-account</text:p>
          </table:table-cell>
          <table:table-cell table:style-name="ce9" office:value-type="string">
            <text:p>Represents a credit card account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 office:value-type="string">
            <text:p>view-loan</text:p>
          </table:table-cell>
          <table:table-cell table:style-name="ce8" office:value-type="string">
            <text:p>A loan where you borrow money from someone else </text:p>
          </table:table-cell>
          <table:table-cell table:style-name="ce8" office:value-type="string">
            <text:p>kmymoney's</text:p>
          </table:table-cell>
          <table:table-cell table:style-name="ce8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 office:value-type="string">
            <text:p>View-income</text:p>
          </table:table-cell>
          <table:table-cell table:style-name="ce9" office:value-type="string">
            <text:p>This is money you received for smth. eg. Salary, a gift, etc.</text:p>
          </table:table-cell>
          <table:table-cell table:style-name="ce8" table:number-columns-repeated="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 office:value-type="string">
            <text:p>View-expenses</text:p>
          </table:table-cell>
          <table:table-cell table:style-name="ce9" office:value-type="string">
            <text:p>This is money coming out of your pocket. eg. Bills, food, fun stuff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 office:value-type="string">
            <text:p>view-investment</text:p>
          </table:table-cell>
          <table:table-cell table:style-name="ce8" office:value-type="string">
            <text:p>Gives access to the investment manageme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8" office:value-type="string">
            <text:p>Allows access budget information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 office:value-type="string">
            <text:p>View-financial-forcast</text:p>
          </table:table-cell>
          <table:table-cell table:style-name="ce8" office:value-type="string">
            <text:p>This will attempt to display future information about your finance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9" office:value-type="string">
            <text:p>Hide transaction that have a reconciled status. The button will show/hide transactions that have been matched already against a bank statement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8" office:value-type="string">
            <text:p>Hide categories that have no transaction assigned to them. The button will show/hide those unused categories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9" office:value-type="string">
            <text:p>Match the transactions in your account with the info from the organization holding your account eg online banking info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8" office:value-type="string">
            <text:p>link an account to an online banking account 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8" office:value-type="string">
            <text:p>Cut the link between an account and an online banking account 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9" office:value-type="string">
            <text:p>Conversion rates for securities (investments) and foreign currencies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9" office:value-type="string">
            <text:p>Manually enter a scheduled transaction into the ledger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8" office:value-type="string">
            <text:p>Unmatch a previously matched transaction 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 office:value-type="string">
            <text:p>view-documents-finances</text:p>
          </table:table-cell>
          <table:table-cell table:style-name="ce8" office:value-type="string">
            <text:p>Displays a Tree of documents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5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6" office:value-type="string">
            <text:p>view-catolog</text:p>
          </table:table-cell>
          <table:table-cell table:style-name="ce8" office:value-type="string">
            <text:p>Displays a list of catalogs. example : a supplier's catalog showing his products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 office:value-type="string">
            <text:p>taxes-finances</text:p>
          </table:table-cell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 table:number-rows-repeated="89">
          <table:table-cell table:style-name="ce2" table:number-columns-repeated="8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14" table:number-rows-repeated="32571">
          <table:table-cell table:style-name="ce3" table:number-columns-repeated="3"/>
          <table:table-cell table:style-name="ce2" table:number-columns-repeated="5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2">12-08-2010</text:date>, <text:time>02:1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Unknown</meta:initial-creator>
    <meta:editing-cycles>128</meta:editing-cycles>
    <dc:date>2010-08-12T02:17:05</dc:date>
    <meta:creation-date>2009-06-08T20:46:30</meta:creation-date>
    <meta:editing-duration>PT34H51M02S</meta:editing-duration>
    <meta:document-statistic meta:table-count="3" meta:cell-count="307" meta:object-count="0"/>
    <meta:user-defined meta:name="qrichtext">1</meta:user-defined>
  </office:meta>
</office:document-meta>
</file>